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 svg:font-family="Monotype.com" style:font-adornments="Standard"/>
    <style:font-face style:name="Courier New" svg:font-family="'Courier New'" style:font-family-generic="modern" style:font-pitch="fixed"/>
    <style:font-face style:name="Monotype.com1"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23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ro15" style:family="table-row">
      <style:table-row-properties style:row-height="17.34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1"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 fo:font-size="9pt" style:font-name-asian="Monotype.com" style:font-size-asian="9pt" style:font-name-complex="Monotype.com"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1"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1"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1"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1" fo:font-size="8pt" style:font-size-asian="8pt" style:font-size-complex="8pt"/>
    </style:style>
    <style:style style:name="ce172" style:family="table-cell" style:parent-style-name="Default" style:data-style-name="N8000">
      <style:table-cell-properties style:text-align-source="fix" style:repeat-content="false"/>
      <style:paragraph-properties fo:text-align="end" fo:margin-left="0cm"/>
      <style:text-properties style:font-name="Monotype.com1" fo:font-size="8pt" style:font-size-asian="8pt" style:font-size-complex="8pt"/>
    </style:style>
    <style:style style:name="ce173"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1" fo:font-size="8pt" style:font-size-asian="8pt" style:font-size-complex="8pt"/>
    </style:style>
    <style:style style:name="ce174" style:family="table-cell" style:parent-style-name="Default" style:data-style-name="N60">
      <style:table-cell-properties style:text-align-source="fix" style:repeat-content="false" style:vertical-align="top"/>
      <style:paragraph-properties fo:text-align="start"/>
      <style:text-properties style:font-name="Monotype.com1" fo:font-size="8pt" style:font-size-asian="8pt" style:font-size-complex="8pt"/>
    </style:style>
    <style:style style:name="ce175"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1" fo:font-size="8pt" style:font-size-asian="8pt" style:font-size-complex="8pt"/>
    </style:style>
    <style:style style:name="ce176"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1" fo:font-size="8pt" style:font-size-asian="8pt" style:font-size-complex="8pt"/>
    </style:style>
    <style:style style:name="ce177" style:family="table-cell" style:parent-style-name="Default" style:data-style-name="N0">
      <style:table-cell-properties style:text-align-source="fix" style:repeat-content="false" style:vertical-align="middle"/>
      <style:paragraph-properties fo:text-align="end" fo:margin-left="0cm"/>
      <style:text-properties style:font-name="Monotype.com1" fo:font-size="8pt" style:font-size-asian="8pt" style:font-size-complex="8pt"/>
    </style:style>
    <style:style style:name="ce178" style:family="table-cell" style:parent-style-name="Default" style:data-style-name="N60">
      <style:table-cell-properties style:text-align-source="fix" style:repeat-content="false" style:vertical-align="top"/>
      <style:paragraph-properties fo:text-align="end" fo:margin-left="0cm"/>
      <style:text-properties style:font-name="Monotype.com1" fo:font-size="8pt" style:font-size-asian="8pt" style:font-size-complex="8pt"/>
    </style:style>
    <style:style style:name="ce179"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1" fo:font-size="8pt" style:font-size-asian="8pt" style:font-size-complex="8pt"/>
    </style:style>
    <style:style style:name="ce180" style:family="table-cell" style:parent-style-name="Default">
      <style:table-cell-properties style:text-align-source="fix" style:repeat-content="false"/>
      <style:paragraph-properties fo:text-align="end" fo:margin-left="0cm"/>
      <style:text-properties style:font-name="Monotype.com1" fo:font-size="8pt" style:font-size-asian="8pt" style:font-size-complex="8pt"/>
    </style:style>
    <style:style style:name="ce181" style:family="table-cell" style:parent-style-name="Default" style:data-style-name="N8001">
      <style:table-cell-properties style:text-align-source="fix" style:repeat-content="false"/>
      <style:paragraph-properties fo:text-align="end" fo:margin-left="0cm"/>
      <style:text-properties style:font-name="Monotype.com1" fo:font-size="8pt" style:font-size-asian="8pt" style:font-size-complex="8pt"/>
    </style:style>
    <style:style style:name="ce182"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1" fo:font-size="8pt" style:font-size-asian="8pt" style:font-size-complex="8pt"/>
    </style:style>
    <style:style style:name="ce183" style:family="table-cell" style:parent-style-name="Default" style:data-style-name="N1">
      <style:table-cell-properties style:text-align-source="fix" style:repeat-content="false" style:vertical-align="middle"/>
      <style:paragraph-properties fo:text-align="end" fo:margin-left="0cm"/>
      <style:text-properties style:font-name="Monotype.com1" fo:font-size="8pt" style:font-size-asian="8pt" style:font-size-complex="8pt"/>
    </style:style>
    <style:style style:name="ce184" style:family="table-cell" style:parent-style-name="Default" style:data-style-name="N1">
      <style:table-cell-properties style:text-align-source="fix" style:repeat-content="false"/>
      <style:paragraph-properties fo:text-align="end" fo:margin-left="0cm"/>
      <style:text-properties style:font-name="Monotype.com1" fo:font-size="8pt" style:font-size-asian="8pt" style:font-size-complex="8pt"/>
    </style:style>
    <style:style style:name="ce185"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1" fo:font-size="8pt" style:font-size-asian="8pt" style:font-size-complex="8pt"/>
    </style:style>
    <style:style style:name="ce186"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1" fo:font-size="8pt" style:font-size-asian="8pt" style:font-size-complex="8pt"/>
    </style:style>
    <style:style style:name="ce187"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1" fo:font-size="8pt" style:font-size-asian="8pt" style:font-size-complex="8pt"/>
    </style:style>
    <style:style style:name="ce188" style:family="table-cell" style:parent-style-name="Default">
      <style:table-cell-properties fo:border-bottom="none" fo:border-left="none" fo:border-right="0.088cm solid #000000" fo:border-top="none"/>
      <style:text-properties style:font-name="Monotype.com1" fo:font-size="8pt" style:font-size-asian="8pt" style:font-size-complex="8pt"/>
    </style:style>
    <style:style style:name="ce189" style:family="table-cell" style:parent-style-name="Default">
      <style:table-cell-properties fo:border-bottom="0.088cm solid #000000" fo:border-left="none" fo:border-right="0.088cm solid #000000" fo:border-top="none"/>
      <style:text-properties style:font-name="Monotype.com1"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 style:font-name-asian="Monotype.com" style:font-name-complex="Monotype.com"/>
    </style:style>
    <style:style style:name="T2" style:family="text">
      <style:text-properties style:font-name="Monotype.com1"/>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2 2095">
            <text:p>test_Parser(primitives): 1,2 2095</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2">
            <text:p>1,2 sec</text:p>
          </table:table-cell>
          <table:table-cell table:style-name="ce162" table:formula="of:=TESTSTAT(&quot;count&quot;; [.B46])" office:value-type="float" office:value="2095">
            <text:p>2095</text:p>
          </table:table-cell>
          <table:table-cell table:style-name="ce164" table:formula="of:=[.E46]/[.D46]" office:value-type="float" office:value="1745.83333333333">
            <text:p>1745,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7 1408">
            <text:p>test_Parser(multiplicity): 1,7 1408</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7">
            <text:p>1,7 sec</text:p>
          </table:table-cell>
          <table:table-cell table:style-name="ce162" table:formula="of:=TESTSTAT(&quot;count&quot;; [.B47])" office:value-type="float" office:value="1408">
            <text:p>1408</text:p>
          </table:table-cell>
          <table:table-cell table:style-name="ce164" table:formula="of:=[.E47]/[.D47]" office:value-type="float" office:value="828.235294117647">
            <text:p>828,2 a/sec</text:p>
          </table:table-cell>
          <table:table-cell table:number-columns-repeated="4"/>
        </table:table-row>
        <table:table-row table:style-name="ro6">
          <table:table-cell/>
          <table:table-cell table:formula="of:=TEST_PARSER(&quot;basic&quot;)" office:value-type="string" office:string-value="test_Parser(basic): 2,3 3205">
            <text:p>test_Parser(basic): 2,3 3205</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3">
            <text:p>2,3 sec</text:p>
          </table:table-cell>
          <table:table-cell table:style-name="ce162" table:formula="of:=TESTSTAT(&quot;count&quot;; [.B48])" office:value-type="float" office:value="3205">
            <text:p>3205</text:p>
          </table:table-cell>
          <table:table-cell table:style-name="ce164" table:formula="of:=[.E48]/[.D48]" office:value-type="float" office:value="1393.47826086957">
            <text:p>1393,5 a/sec</text:p>
          </table:table-cell>
          <table:table-cell table:number-columns-repeated="4"/>
        </table:table-row>
        <table:table-row table:style-name="ro6">
          <table:table-cell/>
          <table:table-cell table:formula="of:=TEST_PARSER(&quot;special&quot;)" office:value-type="string" office:string-value="test_Parser(special): 0,9 471">
            <text:p>test_Parser(special): 0,9 471</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1">
            <text:p>471</text:p>
          </table:table-cell>
          <table:table-cell table:style-name="ce164" table:formula="of:=[.E49]/[.D49]" office:value-type="float" office:value="523.333333333333">
            <text:p>523,3 a/sec</text:p>
          </table:table-cell>
          <table:table-cell table:number-columns-repeated="4"/>
        </table:table-row>
        <table:table-row table:style-name="ro6">
          <table:table-cell/>
          <table:table-cell table:formula="of:=TEST_PARSER(&quot;numbers&quot;)" office:value-type="string" office:string-value="test_Parser(numbers): 3,1 2948">
            <text:p>test_Parser(numbers): 3,1 2948</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2948">
            <text:p>2948</text:p>
          </table:table-cell>
          <table:table-cell table:style-name="ce164" table:formula="of:=[.E50]/[.D50]" office:value-type="float" office:value="950.967741935484">
            <text:p>951,0 a/sec</text:p>
          </table:table-cell>
          <table:table-cell table:number-columns-repeated="4"/>
        </table:table-row>
        <table:table-row table:style-name="ro6">
          <table:table-cell/>
          <table:table-cell table:formula="of:=TEST_PARSER(&quot;types&quot;)" office:value-type="string" office:string-value="test_Parser(types): 6,2 11062">
            <text:p>test_Parser(types): 6,2 11062</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2">
            <text:p>6,2 sec</text:p>
          </table:table-cell>
          <table:table-cell table:style-name="ce162" table:formula="of:=TESTSTAT(&quot;count&quot;; [.B51])" office:value-type="float" office:value="11062">
            <text:p>11062</text:p>
          </table:table-cell>
          <table:table-cell table:style-name="ce164" table:formula="of:=[.E51]/[.D51]" office:value-type="float" office:value="1784.1935483871">
            <text:p>1784,2 a/sec</text:p>
          </table:table-cell>
          <table:table-cell table:number-columns-repeated="4"/>
        </table:table-row>
        <table:table-row table:style-name="ro6">
          <table:table-cell table:number-columns-repeated="3"/>
          <table:table-cell table:style-name="ce161" table:formula="of:=SUM([.D46:.D51])" office:value-type="float" office:value="15.4">
            <text:p>15,4 sec</text:p>
          </table:table-cell>
          <table:table-cell table:style-name="ce163" table:formula="of:=SUM([.E46:.E51])" office:value-type="float" office:value="21189">
            <text:p>21189</text:p>
          </table:table-cell>
          <table:table-cell table:style-name="ce165" table:formula="of:=[.E52]/[.D52]" office:value-type="float" office:value="1375.90909090909">
            <text:p>1375,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4,2 21184">
            <text:p>test_Parser(all): 14,2 21184</text:p>
          </table:table-cell>
          <table:table-cell table:formula="of:=TESTSTAT(&quot;name&quot;; [.B54])" office:value-type="string" office:string-value="test_Parser(all):">
            <text:p>test_Parser(all):</text:p>
          </table:table-cell>
          <table:table-cell table:style-name="ce160" table:formula="of:=TESTSTAT(&quot;time&quot;; [.B54])" office:value-type="float" office:value="14.2">
            <text:p>14,2 sec</text:p>
          </table:table-cell>
          <table:table-cell table:style-name="ce162" table:formula="of:=TESTSTAT(&quot;count&quot;; [.B54])" office:value-type="float" office:value="21184">
            <text:p>21184</text:p>
          </table:table-cell>
          <table:table-cell table:style-name="ce164" table:formula="of:=[.E54]/[.D54]" office:value-type="float" office:value="1491.83098591549">
            <text:p>1491,8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span text:style-name="T1">+</text:span></text:p>
            <text:p><text:span text:style-name="T1">─</text:span><text:span text:style-name="T1">●</text:span><text:span text:style-name="T1">+</text:span></text:p>
            <text:p><text:span text:style-name="T1">─</text:span><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swap cons []) ((mkASN '(. . .)' Empty) a0))?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swap cons []) ((mkASN '(. . .)' Empty) a0))? &gt;&gt;= return ° (mkDtMult '(?):(. . .)')&#13;&#10;       return [a0, a1, a2, a3]&#13;&#10;      ) &gt;&gt;= return ° (mkDtNonterminal 'T')&#13;&#10;F ::= (C &gt;&gt;= return ° (swap cons [])) | (I &gt;&gt;= return ° (swap cons [])) | (N &gt;&gt;= return ° (swap cons []))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Mult '(+):(..|..)') &gt;&gt;= return ° \a0.(mkDtNonterminal 'I') ((swap cons []) a0)&#13;&#10;C ::= ((str '0') &gt;&gt;= return ° mkDtTerminal) | ((str '1') &gt;&gt;= return ° mkDtTerminal) &gt;&gt;= return ° \a0.(mkDtNonterminal 'C') ((swap cons []) a0)&#13;&#10;W ::= ((str ' ') &gt;&gt;= return ° mkDtTerminal) | ((str '\t') &gt;&gt;= return ° mkDtTerminal) &gt;&gt;= return ° \a0.(mkDtNonterminal 'W') ((swap cons []) 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swap cons []) ((mkASN '(. . .)' Empty) a0))?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swap cons []) ((mkASN '(. . .)' Empty) a0))? &gt;&gt;= return ° (mkDtMult '(?):(. . .)')<text:line-break/> <text:s text:c="6"/>return [a0, a1, a2, a3]<text:line-break/> <text:s text:c="5"/>) &gt;&gt;= return ° (mkDtNonterminal 'T')<text:line-break/>F ::= (C &gt;&gt;= return ° (swap cons [])) | (I &gt;&gt;= return ° (swap cons [])) | (N &gt;&gt;= return ° (swap cons []))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Mult '(+):(..|..)') &gt;&gt;= return ° \a0.(mkDtNonterminal 'I') ((swap cons []) a0)<text:line-break/>C ::= ((str '0') &gt;&gt;= return ° mkDtTerminal) | ((str '1') &gt;&gt;= return ° mkDtTerminal) &gt;&gt;= return ° \a0.(mkDtNonterminal 'C') ((swap cons []) a0)<text:line-break/>W ::= ((str ' ') &gt;&gt;= return ° mkDtTerminal) | ((str '\t') &gt;&gt;= return ° mkDtTerminal) &gt;&gt;= return ° \a0.(mkDtNonterminal 'W') ((swap cons []) 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Tabelle11.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Tabelle11.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Tabelle11.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Tabelle11.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ChildVal" form:control-implementation="ooo:com.sun.star.form.component.CheckBox" xml:id="control6" form:id="control6" form:label="upSingleChildVal" form:tab-index="5" form:value="1" form:linked-cell="Tabelle11.E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0"/>
        <table:table-column table:style-name="co17" table:default-cell-style-name="ce184"/>
        <table:table-column table:style-name="co18" table:default-cell-style-name="ce168"/>
        <table:table-column table:style-name="co5" table:number-columns-repeated="1018" table:default-cell-style-name="ce168"/>
        <table:table-row table:style-name="ro14">
          <table:table-cell table:number-columns-repeated="2"/>
          <table:table-cell table:style-name="ce172" table:number-columns-repeated="2"/>
          <table:table-cell table:style-name="ce181"/>
          <table:table-cell table:style-name="ce172"/>
          <table:table-cell table:number-columns-repeated="1018"/>
        </table:table-row>
        <table:table-row table:style-name="ro6">
          <table:table-cell/>
          <table:table-cell table:style-name="ce169" office:value-type="string" table:number-columns-spanned="1" table:number-rows-spanned="22">
            <text:p><text:s text:c="10"/>S ::= Grammar</text:p>
            <text:p/>
            <text:p><text:s text:c="9"/>ws ::= [ \t]</text:p>
            <text:p><text:s text:c="9"/>nl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p>
            <text:p><text:s text:c="4"/>Grammar ::= ws* Rule ws* (nl+ ws* Rule)*</text:p>
            <text:p><text:s text:c="7"/>Rule ::= ws* RuleName ws* "::=" Alt</text:p>
            <text:p><text:s text:c="3"/>RuleName ::= Ident</text:p>
            <text:p><text:s text:c="8"/>Alt ::= Con (nl? ws* "|" Con)*</text:p>
            <text:p><text:s text:c="8"/>Con ::= (ws* Atom ws*)+</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 -&gt; ASN lbl v</text:span></text:p>
            <text:p><text:span text:style-name="T2"><text:s text:c="2"/></text:span><text:span text:style-name="T2">ASN "Alt" <text:s/>() [x] <text:s text:c="7"/>-&gt; x</text:span></text:p>
            <text:p><text:span text:style-name="T2"><text:s text:c="2"/></text:span><text:span text:style-name="T2">ASN "Con" <text:s/>() [x] <text:s text:c="7"/>-&gt; x</text:span></text:p>
            <text:p><text:span text:style-name="T2"><text:s text:c="2"/></text:span><text:span text:style-name="T2">ASN "Atom" () [x] <text:s text:c="7"/>-&gt; x</text:span></text:p>
            <text:p><text:span text:style-name="T2"/></text:p>
          </table:table-cell>
          <table:table-cell table:style-name="ce173" table:formula="of:=DERIVATIONTREE_PRSGRAMMAR([.B24]; SUM([.D2:.D23]))" office:value-type="string" office:string-value="─Grammar&#13;&#10; ├─Rule&#13;&#10; │ ├─RuleName:'_S'&#13;&#10; │ └─Alt&#13;&#10; │   ├─Con&#13;&#10; │   │ └─■(+)(. . .)&#13;&#10; │   │   └─Atom&#13;&#10; │   │     └─Nonterminal:'_Grammar'&#13;&#10; │   └─■(*)(. . .)&#13;&#10; └─■(*)(. . .)&#13;&#10;   ├─Rule&#13;&#10;   │ ├─RuleName:'_ws'&#13;&#10;   │ └─Alt&#13;&#10;   │   ├─Con&#13;&#10;   │   │ └─■(+)(. . .)&#13;&#10;   │   │   └─Atom&#13;&#10;   │   │     └─Terminal:' '&#13;&#10;   │   └─■(*)(. . .)&#13;&#10;   │     └─Con&#13;&#10;   │       └─■(+)(. . .)&#13;&#10;   │         └─Atom&#13;&#10;   │           └─Terminal:'t'&#13;&#10;   ├─Rule&#13;&#10;   │ ├─RuleName:'_nl'&#13;&#10;   │ └─Alt&#13;&#10;   │   ├─Con&#13;&#10;   │   │ └─■(+)(. . .)&#13;&#10;   │   │   ├─Atom&#13;&#10;   │   │   │ └─Terminal:'r'&#13;&#10;   │   │   └─Atom&#13;&#10;   │   │     └─Terminal:'n'&#13;&#10;   │   └─■(*)(. . .)&#13;&#10;   │     └─Con&#13;&#10;   │       └─■(+)(. . .)&#13;&#10;   │         ├─Atom&#13;&#10;   │         │ └─Terminal:'n'&#13;&#10;   │         └─Atom&#13;&#10;   │           └─Terminal:'r'&#13;&#10;   ├─Rule&#13;&#10;   │ ├─RuleName:'_escQ'&#13;&#10;   │ └─Alt&#13;&#10;   │   ├─Con&#13;&#10;   │   │ └─■(+)(. . .)&#13;&#10;   │   │   ├─Atom&#13;&#10;   │   │   │ └─Terminal:'\\'&#13;&#10;   │   │   └─Atom&#13;&#10;   │   │     └─Alt&#13;&#10;   │   │       ├─Con&#13;&#10;   │   │       │ └─■(+)(. . .)&#13;&#10;   │   │       │   └─Atom&#13;&#10;   │   │       │     └─Terminal:'r'&#13;&#10;   │   │       └─■(*)(. . .)&#13;&#10;   │   │         ├─Con&#13;&#10;   │   │         │ └─■(+)(. . .)&#13;&#10;   │   │         │   └─Atom&#13;&#10;   │   │         │     └─Terminal:'n'&#13;&#10;   │   │         ├─Con&#13;&#10;   │   │         │ └─■(+)(. . .)&#13;&#10;   │   │         │   └─Atom&#13;&#10;   │   │         │     └─Terminal:'t'&#13;&#10;   │   │         ├─Con&#13;&#10;   │   │         │ └─■(+)(. . .)&#13;&#10;   │   │         │   └─Atom&#13;&#10;   │   │         │     └─Terminal:'\\'&#13;&#10;   │   │         └─Con&#13;&#10;   │   │           └─■(+)(. . .)&#13;&#10;   │   │             └─Atom&#13;&#10;   │   │               └─Terminal:'\&quot;'&#13;&#10;   │   └─■(*)(. . .)&#13;&#10;   ├─Rule&#13;&#10;   │ ├─RuleName:'_Con'&#13;&#10;   │ └─Alt&#13;&#10;   │   ├─Con&#13;&#10;   │   │ └─■(+)(. . .)&#13;&#10;   │   │   └─Atom&#13;&#10;   │   │     └─Alt&#13;&#10;   │   │       ├─Con&#13;&#10;   │   │       │ └─■(+)(. . .)&#13;&#10;   │   │       │   ├─Atom&#13;&#10;   │   │       │   │ └─Nonterminal:'_ws'&#13;&#10;   │   │       │   ├─Atom&#13;&#10;   │   │       │   │ └─Nonterminal:'_Atom'&#13;&#10;   │   │       │   └─Atom&#13;&#10;   │   │       │     └─Nonterminal:'_ws'&#13;&#10;   │   │       └─■(*)(. . .)&#13;&#10;   │   └─■(*)(. . .)&#13;&#10;   ├─Rule&#13;&#10;   │ ├─RuleName:'_Atom'&#13;&#10;   │ └─Alt&#13;&#10;   │   ├─Con&#13;&#10;   │   │ └─■(+)(. . .)&#13;&#10;   │   │   ├─Atom&#13;&#10;   │   │   │ └─Terminal:'('&#13;&#10;   │   │   ├─Atom&#13;&#10;   │   │   │ └─Nonterminal:'_Alt'&#13;&#10;   │   │   └─Atom&#13;&#10;   │   │     └─Terminal:')'&#13;&#10;   │   └─■(*)(. . .)&#13;&#10;   │     ├─Con&#13;&#10;   │     │ └─■(+)(. . .)&#13;&#10;   │     │   └─Atom&#13;&#10;   │     │     └─Nonterminal:'_Nonterminal'&#13;&#10;   │     ├─Con&#13;&#10;   │     │ └─■(+)(. . .)&#13;&#10;   │     │   └─Atom&#13;&#10;   │     │     └─Nonterminal:'_Terminal'&#13;&#10;   │     └─Con&#13;&#10;   │       └─■(+)(. . .)&#13;&#10;   │         └─Atom&#13;&#10;   │           └─Nonterminal:'_CClass'&#13;&#10;   ├─Rule&#13;&#10;   │ ├─RuleName:'_Nonterminal'&#13;&#10;   │ └─Alt&#13;&#10;   │   ├─Con&#13;&#10;   │   │ └─■(+)(. . .)&#13;&#10;   │   │   └─Atom&#13;&#10;   │   │     └─Nonterminal:'_Ident'&#13;&#10;   │   └─■(*)(. . .)&#13;&#10;   └─Rule&#13;&#10;     ├─RuleName:'_Terminal'&#13;&#10;     └─Alt&#13;&#10;       ├─Con&#13;&#10;       │ └─■(+)(. . .)&#13;&#10;       │   ├─Atom&#13;&#10;       │   │ └─Terminal:'\&quot;'&#13;&#10;       │   ├─Atom&#13;&#10;       │   │ └─Alt&#13;&#10;       │   │   ├─Con&#13;&#10;       │   │   │ └─■(+)(. . .)&#13;&#10;       │   │   │   └─Atom&#13;&#10;       │   │   │     └─Nonterminal:'escQ'&#13;&#10;       │   │   └─■(*)(. . .)&#13;&#10;       │   └─Atom&#13;&#10;       │     └─Terminal:'\&quot;'&#13;&#10;       └─■(*)(. . .)" table:number-columns-spanned="1" table:number-rows-spanned="23">
            <text:p>─Grammar</text:p>
            <text:p><text:s/>├─Rule</text:p>
            <text:p><text:s/>│ ├─RuleName:'_S'</text:p>
            <text:p><text:s/>│ └─Alt</text:p>
            <text:p><text:s/>│ <text:s text:c="2"/>├─Con</text:p>
            <text:p><text:s/>│ <text:s text:c="2"/>│ └─■(+)(. . .)</text:p>
            <text:p><text:s/>│ <text:s text:c="2"/>│ <text:s text:c="2"/>└─Atom</text:p>
            <text:p><text:s/>│ <text:s text:c="2"/>│ <text:s text:c="4"/>└─Nonterminal:'_Grammar'</text:p>
            <text:p><text:s/>│ <text:s text:c="2"/>└─■(*)(. . .)</text:p>
            <text:p><text:s/>└─■(*)(. . .)</text:p>
            <text:p><text:s text:c="3"/>├─Rule</text:p>
            <text:p><text:s text:c="3"/>│ ├─RuleName:'_ws'</text:p>
            <text:p><text:s text:c="3"/>│ └─Alt</text:p>
            <text:p><text:s text:c="3"/>│ <text:s text:c="2"/>├─Con</text:p>
            <text:p><text:s text:c="3"/>│ <text:s text:c="2"/>│ └─■(+)(. . .)</text:p>
            <text:p><text:s text:c="3"/>│ <text:s text:c="2"/>│ <text:s text:c="2"/>└─Atom</text:p>
            <text:p><text:s text:c="3"/>│ <text:s text:c="2"/>│ <text:s text:c="4"/>└─Terminal:' '</text:p>
            <text:p><text:s text:c="3"/>│ <text:s text:c="2"/>└─■(*)(. . .)</text:p>
            <text:p><text:s text:c="3"/>│ <text:s text:c="4"/>└─Con</text:p>
            <text:p><text:s text:c="3"/>│ <text:s text:c="6"/>└─■(+)(. . .)</text:p>
            <text:p><text:s text:c="3"/>│ <text:s text:c="8"/>└─Atom</text:p>
            <text:p><text:s text:c="3"/>│ <text:s text:c="10"/>└─Terminal:'t'</text:p>
            <text:p><text:s text:c="3"/>├─Rule</text:p>
            <text:p><text:s text:c="3"/>│ ├─RuleName:'_nl'</text:p>
            <text:p><text:s text:c="3"/>│ └─Alt</text:p>
            <text:p><text:s text:c="3"/>│ <text:s text:c="2"/>├─Con</text:p>
            <text:p><text:s text:c="3"/>│ <text:s text:c="2"/>│ └─■(+)(. . .)</text:p>
            <text:p><text:s text:c="3"/>│ <text:s text:c="2"/>│ <text:s text:c="2"/>├─Atom</text:p>
            <text:p><text:s text:c="3"/>│ <text:s text:c="2"/>│ <text:s text:c="2"/>│ └─Terminal:'r'</text:p>
            <text:p><text:s text:c="3"/>│ <text:s text:c="2"/>│ <text:s text:c="2"/>└─Atom</text:p>
            <text:p><text:s text:c="3"/>│ <text:s text:c="2"/>│ <text:s text:c="4"/>└─Terminal:'n'</text:p>
            <text:p><text:s text:c="3"/>│ <text:s text:c="2"/>└─■(*)(. . .)</text:p>
            <text:p><text:s text:c="3"/>│ <text:s text:c="4"/>└─Con</text:p>
            <text:p><text:s text:c="3"/>│ <text:s text:c="6"/>└─■(+)(. . .)</text:p>
            <text:p><text:s text:c="3"/>│ <text:s text:c="8"/>├─Atom</text:p>
            <text:p><text:s text:c="3"/>│ <text:s text:c="8"/>│ └─Terminal:'n'</text:p>
            <text:p><text:s text:c="3"/>│ <text:s text:c="8"/>└─Atom</text:p>
            <text:p><text:s text:c="3"/>│ <text:s text:c="10"/>└─Terminal:'r'</text:p>
            <text:p><text:s text:c="3"/>├─Rule</text:p>
            <text:p><text:s text:c="3"/>│ ├─RuleName:'_escQ'</text:p>
            <text:p><text:s text:c="3"/>│ └─Alt</text:p>
            <text:p><text:s text:c="3"/>│ <text:s text:c="2"/>├─Con</text:p>
            <text:p><text:s text:c="3"/>│ <text:s text:c="2"/>│ └─■(+)(. . .)</text:p>
            <text:p><text:s text:c="3"/>│ <text:s text:c="2"/>│ <text:s text:c="2"/>├─Atom</text:p>
            <text:p><text:s text:c="3"/>│ <text:s text:c="2"/>│ <text:s text:c="2"/>│ └─Terminal:'\\'</text:p>
            <text:p><text:s text:c="3"/>│ <text:s text:c="2"/>│ <text:s text:c="2"/>└─Atom</text:p>
            <text:p><text:s text:c="3"/>│ <text:s text:c="2"/>│ <text:s text:c="4"/>└─Alt</text:p>
            <text:p><text:s text:c="3"/>│ <text:s text:c="2"/>│ <text:s text:c="6"/>├─Con</text:p>
            <text:p><text:s text:c="3"/>│ <text:s text:c="2"/>│ <text:s text:c="6"/>│ └─■(+)(. . .)</text:p>
            <text:p><text:s text:c="3"/>│ <text:s text:c="2"/>│ <text:s text:c="6"/>│ <text:s text:c="2"/>└─Atom</text:p>
            <text:p><text:s text:c="3"/>│ <text:s text:c="2"/>│ <text:s text:c="6"/>│ <text:s text:c="4"/>└─Terminal:'r'</text:p>
            <text:p><text:s text:c="3"/>│ <text:s text:c="2"/>│ <text:s text:c="6"/>└─■(*)(. . .)</text:p>
            <text:p><text:s text:c="3"/>│ <text:s text:c="2"/>│ <text:s text:c="8"/>├─Con</text:p>
            <text:p><text:s text:c="3"/>│ <text:s text:c="2"/>│ <text:s text:c="8"/>│ └─■(+)(. . .)</text:p>
            <text:p><text:s text:c="3"/>│ <text:s text:c="2"/>│ <text:s text:c="8"/>│ <text:s text:c="2"/>└─Atom</text:p>
            <text:p><text:s text:c="3"/>│ <text:s text:c="2"/>│ <text:s text:c="8"/>│ <text:s text:c="4"/>└─Terminal:'n'</text:p>
            <text:p><text:s text:c="3"/>│ <text:s text:c="2"/>│ <text:s text:c="8"/>├─Con</text:p>
            <text:p><text:s text:c="3"/>│ <text:s text:c="2"/>│ <text:s text:c="8"/>│ └─■(+)(. . .)</text:p>
            <text:p><text:s text:c="3"/>│ <text:s text:c="2"/>│ <text:s text:c="8"/>│ <text:s text:c="2"/>└─Atom</text:p>
            <text:p><text:s text:c="3"/>│ <text:s text:c="2"/>│ <text:s text:c="8"/>│ <text:s text:c="4"/>└─Terminal:'t'</text:p>
            <text:p><text:s text:c="3"/>│ <text:s text:c="2"/>│ <text:s text:c="8"/>├─Con</text:p>
            <text:p><text:s text:c="3"/>│ <text:s text:c="2"/>│ <text:s text:c="8"/>│ └─■(+)(. . .)</text:p>
            <text:p><text:s text:c="3"/>│ <text:s text:c="2"/>│ <text:s text:c="8"/>│ <text:s text:c="2"/>└─Atom</text:p>
            <text:p><text:s text:c="3"/>│ <text:s text:c="2"/>│ <text:s text:c="8"/>│ <text:s text:c="4"/>└─Terminal:'\\'</text:p>
            <text:p><text:s text:c="3"/>│ <text:s text:c="2"/>│ <text:s text:c="8"/>└─Con</text:p>
            <text:p><text:s text:c="3"/>│ <text:s text:c="2"/>│ <text:s text:c="10"/>└─■(+)(. . .)</text:p>
            <text:p><text:s text:c="3"/>│ <text:s text:c="2"/>│ <text:s text:c="12"/>└─Atom</text:p>
            <text:p><text:s text:c="3"/>│ <text:s text:c="2"/>│ <text:s text:c="14"/>└─Terminal:'\"'</text:p>
            <text:p><text:s text:c="3"/>│ <text:s text:c="2"/>└─■(*)(. . .)</text:p>
            <text:p><text:s text:c="3"/>├─Rule</text:p>
            <text:p><text:s text:c="3"/>│ ├─RuleName:'_Con'</text:p>
            <text:p><text:s text:c="3"/>│ └─Alt</text:p>
            <text:p><text:s text:c="3"/>│ <text:s text:c="2"/>├─Con</text:p>
            <text:p><text:s text:c="3"/>│ <text:s text:c="2"/>│ └─■(+)(. . .)</text:p>
            <text:p><text:s text:c="3"/>│ <text:s text:c="2"/>│ <text:s text:c="2"/>└─Atom</text:p>
            <text:p><text:s text:c="3"/>│ <text:s text:c="2"/>│ <text:s text:c="4"/>└─Alt</text:p>
            <text:p><text:s text:c="3"/>│ <text:s text:c="2"/>│ <text:s text:c="6"/>├─Con</text:p>
            <text:p><text:s text:c="3"/>│ <text:s text:c="2"/>│ <text:s text:c="6"/>│ └─■(+)(. . .)</text:p>
            <text:p><text:s text:c="3"/>│ <text:s text:c="2"/>│ <text:s text:c="6"/>│ <text:s text:c="2"/>├─Atom</text:p>
            <text:p><text:s text:c="3"/>│ <text:s text:c="2"/>│ <text:s text:c="6"/>│ <text:s text:c="2"/>│ └─Nonterminal:'_ws'</text:p>
            <text:p><text:s text:c="3"/>│ <text:s text:c="2"/>│ <text:s text:c="6"/>│ <text:s text:c="2"/>├─Atom</text:p>
            <text:p><text:s text:c="3"/>│ <text:s text:c="2"/>│ <text:s text:c="6"/>│ <text:s text:c="2"/>│ └─Nonterminal:'_Atom'</text:p>
            <text:p><text:s text:c="3"/>│ <text:s text:c="2"/>│ <text:s text:c="6"/>│ <text:s text:c="2"/>└─Atom</text:p>
            <text:p><text:s text:c="3"/>│ <text:s text:c="2"/>│ <text:s text:c="6"/>│ <text:s text:c="4"/>└─Nonterminal:'_ws'</text:p>
            <text:p><text:s text:c="3"/>│ <text:s text:c="2"/>│ <text:s text:c="6"/>└─■(*)(. . .)</text:p>
            <text:p><text:s text:c="3"/>│ <text:s text:c="2"/>└─■(*)(. . .)</text:p>
            <text:p><text:s text:c="3"/>├─Rule</text:p>
            <text:p><text:s text:c="3"/>│ ├─RuleName:'_Atom'</text:p>
            <text:p><text:s text:c="3"/>│ └─Alt</text:p>
            <text:p><text:s text:c="3"/>│ <text:s text:c="2"/>├─Con</text:p>
            <text:p><text:s text:c="3"/>│ <text:s text:c="2"/>│ └─■(+)(. . .)</text:p>
            <text:p><text:s text:c="3"/>│ <text:s text:c="2"/>│ <text:s text:c="2"/>├─Atom</text:p>
            <text:p><text:s text:c="3"/>│ <text:s text:c="2"/>│ <text:s text:c="2"/>│ └─Terminal:'('</text:p>
            <text:p><text:s text:c="3"/>│ <text:s text:c="2"/>│ <text:s text:c="2"/>├─Atom</text:p>
            <text:p><text:s text:c="3"/>│ <text:s text:c="2"/>│ <text:s text:c="2"/>│ └─Nonterminal:'_Alt'</text:p>
            <text:p><text:s text:c="3"/>│ <text:s text:c="2"/>│ <text:s text:c="2"/>└─Atom</text:p>
            <text:p><text:s text:c="3"/>│ <text:s text:c="2"/>│ <text:s text:c="4"/>└─Terminal:')'</text:p>
            <text:p><text:s text:c="3"/>│ <text:s text:c="2"/>└─■(*)(. . .)</text:p>
            <text:p><text:s text:c="3"/>│ <text:s text:c="4"/>├─Con</text:p>
            <text:p><text:s text:c="3"/>│ <text:s text:c="4"/>│ └─■(+)(. . .)</text:p>
            <text:p><text:s text:c="3"/>│ <text:s text:c="4"/>│ <text:s text:c="2"/>└─Atom</text:p>
            <text:p><text:s text:c="3"/>│ <text:s text:c="4"/>│ <text:s text:c="4"/>└─Nonterminal:'_Nonterminal'</text:p>
            <text:p><text:s text:c="3"/>│ <text:s text:c="4"/>├─Con</text:p>
            <text:p><text:s text:c="3"/>│ <text:s text:c="4"/>│ └─■(+)(. . .)</text:p>
            <text:p><text:s text:c="3"/>│ <text:s text:c="4"/>│ <text:s text:c="2"/>└─Atom</text:p>
            <text:p><text:s text:c="3"/>│ <text:s text:c="4"/>│ <text:s text:c="4"/>└─Nonterminal:'_Terminal'</text:p>
            <text:p><text:s text:c="3"/>│ <text:s text:c="4"/>└─Con</text:p>
            <text:p><text:s text:c="3"/>│ <text:s text:c="6"/>└─■(+)(. . .)</text:p>
            <text:p><text:s text:c="3"/>│ <text:s text:c="8"/>└─Atom</text:p>
            <text:p><text:s text:c="3"/>│ <text:s text:c="10"/>└─Nonterminal:'_CClass'</text:p>
            <text:p><text:s text:c="3"/>├─Rule</text:p>
            <text:p><text:s text:c="3"/>│ ├─RuleName:'_Nonterminal'</text:p>
            <text:p><text:s text:c="3"/>│ └─Alt</text:p>
            <text:p><text:s text:c="3"/>│ <text:s text:c="2"/>├─Con</text:p>
            <text:p><text:s text:c="3"/>│ <text:s text:c="2"/>│ └─■(+)(. . .)</text:p>
            <text:p><text:s text:c="3"/>│ <text:s text:c="2"/>│ <text:s text:c="2"/>└─Atom</text:p>
            <text:p><text:s text:c="3"/>│ <text:s text:c="2"/>│ <text:s text:c="4"/>└─Nonterminal:'_Ident'</text:p>
            <text:p><text:s text:c="3"/>│ <text:s text:c="2"/>└─■(*)(. . .)</text:p>
            <text:p><text:s text:c="3"/>└─Rule</text:p>
            <text:p><text:s text:c="5"/>├─RuleName:'_Terminal'</text:p>
            <text:p><text:s text:c="5"/>└─Alt</text:p>
            <text:p><text:s text:c="7"/>├─Con</text:p>
            <text:p><text:s text:c="7"/>│ └─■(+)(. . .)</text:p>
            <text:p><text:s text:c="7"/>│ <text:s text:c="2"/>├─Atom</text:p>
            <text:p><text:s text:c="7"/>│ <text:s text:c="2"/>│ └─Terminal:'\"'</text:p>
            <text:p><text:s text:c="7"/>│ <text:s text:c="2"/>├─Atom</text:p>
            <text:p><text:s text:c="7"/>│ <text:s text:c="2"/>│ └─Alt</text:p>
            <text:p><text:s text:c="7"/>│ <text:s text:c="2"/>│ <text:s text:c="2"/>├─Con</text:p>
            <text:p><text:s text:c="7"/>│ <text:s text:c="2"/>│ <text:s text:c="2"/>│ └─■(+)(. . .)</text:p>
            <text:p><text:s text:c="7"/>│ <text:s text:c="2"/>│ <text:s text:c="2"/>│ <text:s text:c="2"/>└─Atom</text:p>
            <text:p><text:s text:c="7"/>│ <text:s text:c="2"/>│ <text:s text:c="2"/>│ <text:s text:c="4"/>└─Nonterminal:'escQ'</text:p>
            <text:p><text:s text:c="7"/>│ <text:s text:c="2"/>│ <text:s text:c="2"/>└─■(*)(. . .)</text:p>
            <text:p><text:s text:c="7"/>│ <text:s text:c="2"/>└─Atom</text:p>
            <text:p><text:s text:c="7"/>│ <text:s text:c="4"/>└─Terminal:'\"'</text:p>
            <text:p><text:s text:c="7"/>└─■(*)(. . .)</text:p>
          </table:table-cell>
          <table:table-cell table:style-name="ce176" table:formula="of:=[.E2]*[.F2]" office:value-type="float" office:value="1">
            <text:p>1</text:p>
          </table:table-cell>
          <table:table-cell table:style-name="ce182" office:value-type="string">
            <text:p>1</text:p>
          </table:table-cell>
          <table:table-cell table:style-name="ce186" table:formula="of:=DTOPT_HIDESKIPPED()" office:value-type="float" office:value="1">
            <text:p>1</text:p>
            <draw:control table:end-cell-address="Tabelle11.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4"/>
          <table:table-cell table:style-name="ce177" table:formula="of:=[.E3]*[.F3]" office:value-type="float" office:value="2">
            <text:p>2</text:p>
          </table:table-cell>
          <table:table-cell table:style-name="ce183" office:value-type="string">
            <text:p>1</text:p>
          </table:table-cell>
          <table:table-cell table:style-name="ce187" table:formula="of:=DTOPT_DOFOLDLCONCAT()" office:value-type="float" office:value="2">
            <text:p>2</text:p>
            <draw:control table:end-cell-address="Tabelle11.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4"/>
          <table:table-cell table:style-name="ce177" table:formula="of:=[.E4]*[.F4]" office:value-type="float" office:value="0">
            <text:p>0</text:p>
          </table:table-cell>
          <table:table-cell table:style-name="ce183" office:value-type="string">
            <text:p>0</text:p>
          </table:table-cell>
          <table:table-cell table:style-name="ce187" table:formula="of:=DTOPT_IMPLICITMULT()" office:value-type="float" office:value="4">
            <text:p>4</text:p>
            <draw:control table:end-cell-address="Tabelle11.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4"/>
          <table:table-cell table:style-name="ce177" table:formula="of:=[.E5]*[.F5]" office:value-type="float" office:value="8">
            <text:p>8</text:p>
          </table:table-cell>
          <table:table-cell table:style-name="ce183" office:value-type="string">
            <text:p>1</text:p>
          </table:table-cell>
          <table:table-cell table:style-name="ce187" table:formula="of:=DTOPT_PROMOTESINGLETERMINAL()" office:value-type="float" office:value="8">
            <text:p>8</text:p>
            <draw:control table:end-cell-address="Tabelle11.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4"/>
          <table:table-cell table:style-name="ce177" table:formula="of:=[.E6]*[.F6]" office:value-type="float" office:value="0">
            <text:p>0</text:p>
          </table:table-cell>
          <table:table-cell table:style-name="ce183" office:value-type="string">
            <text:p>0</text:p>
          </table:table-cell>
          <table:table-cell table:style-name="ce187" table:formula="of:=16" office:value-type="float" office:value="16">
            <text:p>16</text:p>
            <draw:control table:end-cell-address="Tabelle11.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6">
          <table:table-cell/>
          <table:covered-table-cell table:style-name="ce170"/>
          <table:covered-table-cell table:style-name="ce174"/>
          <table:table-cell table:style-name="ce178"/>
          <table:table-cell/>
          <table:table-cell table:style-name="ce188"/>
          <table:table-cell table:number-columns-repeated="1018"/>
        </table:table-row>
        <table:table-row table:style-name="ro15">
          <table:table-cell/>
          <table:table-cell table:style-name="ce171" office:value-type="string">
            <text:p><text:s text:c="10"/>_S ::= _Grammar</text:p>
            <text:p/>
            <text:p><text:s text:c="9"/>_ws ::= " " | "\t"</text:p>
            <text:p><text:s text:c="9"/>_nl ::= "\r" "\n"</text:p>
            <text:p><text:s text:c="15"/>| "\n" "\r"</text:p>
            <text:p><text:s text:c="7"/>_escQ ::= "\\"("r"|"n"|"t"|"\\"|"\"")</text:p>
            <text:p/>
            <text:p><text:s text:c="8"/>_Con ::= (_ws _Atom _ws)</text:p>
            <text:p><text:s text:c="7"/>_Atom ::= "(" _Alt ")"</text:p>
            <text:p><text:s text:c="15"/>| _Nonterminal</text:p>
            <text:p><text:s text:c="15"/>| _Terminal</text:p>
            <text:p><text:s text:c="15"/>| _CClass</text:p>
            <text:p>_Nonterminal ::= _Ident</text:p>
            <text:p><text:s text:c="3"/>_Terminal ::= "\"" (escQ ) "\""</text:p>
          </table:table-cell>
          <table:covered-table-cell table:style-name="ce175"/>
          <table:table-cell table:style-name="ce179"/>
          <table:table-cell table:style-name="ce185"/>
          <table:table-cell table:style-name="ce189"/>
          <table:table-cell table:number-columns-repeated="1018"/>
        </table:table-row>
        <table:table-row table:style-name="ro14" table:number-rows-repeated="1048551">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 svg:font-family="Monotype.com" style:font-adornments="Standard"/>
    <style:font-face style:name="Courier New" svg:font-family="'Courier New'" style:font-family-generic="modern" style:font-pitch="fixed"/>
    <style:font-face style:name="Monotype.com1"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12.05.2017</text:date>, <text:time>15:35:2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12T15:35:24.39</dc:date>
    <meta:editing-duration>P154DT15H2M15S</meta:editing-duration>
    <meta:editing-cycles>588</meta:editing-cycles>
    <meta:generator>OpenOffice/4.1.2$Win32 OpenOffice.org_project/412m3$Build-9782</meta:generator>
    <meta:document-statistic meta:table-count="11" meta:cell-count="7734" meta:object-count="6"/>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R &amp; "  " &amp; _argsStr(assertionName, args) _
						&amp; CR &amp; "but it failed:" _
						&amp; CR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R &amp; "  " &amp; _argsStr(assertionName, args) _
						&amp; CR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Optional lo As Long, Optional hi As Long, Optional x As Long)
	inRange = _apply(Fn.inRange, lo, hi, x)
End Function

Function equ(Optional a As Variant, Optional b As Variant)
	Static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 Also: fail &gt;&gt;= f
	'       = fail
	'  and: (return v) &gt;&gt;= f
	'       = f v
		Dim q As Object, g As Object, v As Object	
		If p.tp = "bind" Then
			If p.st2 = 3 Then ' p has shape q &gt;&gt;= return ° g
				'q = p.st0	  ' so ((q &gt;&gt;= return ° g) &gt;&gt;= f) = (q &gt;&gt;= f ° g)
				'g = p.st3
				If isKsomething(f) Then ' f = K v  so  f ° g = (K v) ° g = K v = f
					p = p.st0		' hence p &gt;&gt;= f  =  q &gt;&gt;= f ° g  is just  q &gt;&gt;= f
				ElseIf isBsomething(f) Then ' f = h ° i  so  f ° g = (h ° i) ° g = h ° (i ° g)
					g = compose(car(partialArgs(f)), p.st3) ' get out B's 2nd arg (they're in reverse!)
					f = compose(cadr(partialArgs(f)), g) ' get out B's 1st arg (they're in reverse!)
					p = p.st0
				Else ' general: p &gt;&gt;= f  =  q &gt;&gt;= f ° g
					f = compose(f, p.st3)
					p = p.st0
				End If
			ElseIf p.st2 = 2 Then ' p has shape q &gt;&gt;= K (return v)
				croak("pBind (q &gt;&gt;= K (return v)) ")
			ElseIf p.st2 = 1 Then ' p has shape q &gt;&gt;= K v  [where v is a Parser]
				croak("pBind (q &gt;&gt;= K r)")
			Else ' p has general shape q &gt;&gt;= g
				croak("pBind (q &gt;&gt;= g)")
			End If
		ElseIf p.tp = "return" Then
			croak("pBind ((return x) &gt;&gt;= g)")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Dim inner As String
				inner = toString(v)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NL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Dim parserInstCount As Integer
		parserInstCount = pReturn("just something").id

		msgbox(parserInstCount &amp; " Parser instances" _
				&amp; CR &amp; "applyP_callCount: " &amp; applyP_callCount _
				&amp; CR &amp; "_applyP_callCount: " &amp; _applyP_callCount(0) &amp; "/" &amp; _applyP_callCount(1) _
				&amp; CR &amp; "applyP_str: " &amp; applyP_str _
				&amp; CR &amp; "applyP_choice: " &amp; applyP_choice _
				&amp; CR &amp; "applyP_item: " &amp; applyP_item _
				&amp; CR &amp; "applyP_end: " &amp; applyP_end _
				&amp; CR &amp; "applyP_bind: " &amp; applyP_bind _
				&amp; CR &amp; "  (applyP_bind_K_x: " &amp; applyP_bind_K_x &amp; ")" _
				&amp; CR &amp; "  (applyP_bind_K_return: " &amp; applyP_bind_K_return &amp; ")" _
				&amp; CR &amp; "  (applyP_bind_B_f_g: " &amp; applyP_bind_B_f_g &amp; ")" _
				&amp; CR &amp; "  (applyP_bind_B_return_g: " &amp; applyP_bind_B_return_g &amp; ")" _
				&amp; CR &amp; "applyP_return: " &amp; applyP_return _
				&amp; CR &amp; "applyP_seq: " &amp; applyP_seq _
				&amp; CR &amp; "applyP_skip: " &amp; applyP_skip _
				&amp; CR &amp; "applyP_sat: " &amp; applyP_sat _
				&amp; CR &amp; "applyP_zeroOrOne: " &amp; applyP_zeroOrOne _
				&amp; CR &amp; "applyP_many1: " &amp; applyP_many1 _
				&amp; CR &amp; "applyP_fail: " &amp; applyP_fail _
				&amp; CR &amp; "applyP_ind: " &amp; applyP_ind _
				&amp; CR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Mult(dtMultLabel("/", pItem))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bind" ' only certain variants supported here
				f = p.st1
				If isBreturn(f) Then
					f = car(partialArgs(f))	' get out B's 2nd arg (they're in reverse!)
					q = p.st0
					result = _toDerivationP(pSeq(Array(q), f), seen, options)
				End If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f = swap(mkASN(s), nil)
						f = ite(compose(Fn.isEmpty, asnLabel), _
								compose(f, asnValue), _
								compose(mkDtNonterminal(s), swap(cons, nil)) _
							)
						q = pBind(q, compose(pReturn, f))
						's = toString(p.st0) &amp; " :: " &amp; toString(p.st0.typ)
						'msgbox(s &amp; NL &amp; toString(q))
					Else
						f = mkDtNonterminal(s)
						If q.typ = typ_Parser_ASN Then
							f = compose(f, swap(cons, nil))
						End If
						q = pBind(q, compose(pReturn, f))
					End If
					result = fixIndirection(p.st3, q)
					result.typ = typ_Parser_ASN
				End If
			Case Else
				result = Empty				
		End Select
	End If
	If isEmpty(result) Then
		croak("toDerivationP: cannot handle .tp=" _
			&amp; toString(p.tp) _
			&amp; NL &amp; NL &amp; toString(p) _
		)
	End If
	_toDerivationP = result
End Function

'= tests ======================================================================

Function test_AST()
	test_AST_toDerivationP_typ(0)
	'test_AST_toDerivationP_typ(dtOpt_hideSkipped)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Function test_AST_toDerivationP_typ(opts As Integer)
	Dim p As Object, q As Object, x As Variant
	Dim hideSkipped As Boolean
	hideSkipped = (opts And dtOpt_hideSkipped)
	
	p = pItem
	q = toDerivationP(p, opts)
	assertEqual(q.typ, typ_Parser_ASN).x
	
	p = pStr("x")
	q = toDerivationP(p, opts)
	assertEqual(q.typ, typ_Parser_ASN).x
	
	p = pSat(equ("x"))
	q = toDerivationP(p, opts)
	assertEqual(q.typ, typ_Parser_ASN).x
	
	p = pSkip(pItem)
	q = toDerivationP(p, opts)
	msgbox(toString(q))
	assertEqual(q.typ, IIf(hideSkipped, "", typ_Parser_ASN)).x
	
	p = pSkip(pStr("x"))
	q = toDerivationP(p, opts)
	assertEqual(q.typ, IIf(hideSkipped, "", typ_Parser_ASN)).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result As Variant, parseResult As Variant
	p = toDerivationP(pGrmGrammar, options)
	'msgbox(toString(p))
	parseResult = applyP(p, s)
	If isParseFailure(parseResult) Then
		result = "!ParseFailure!"
	Else
		result = toString(parseResult(0))
	End If
			
	derivationTree_prsGrammar = result
End Function


Function pGrmNewline()
	Static result As Object
	If isNull(result) Then
		result = pChoice( _
			pSeq(Array( _
				pStr(CR), _
				pZeroOrOne2("", pStr(LF)) _
			), concat), _
			pSeq(Array( _
				pStr(LF), _
				pZeroOrOne2("", pStr(CR)) _
			), concat) _
		)
		result = fixIndirection(pInd("nl"), result)
	End If
	pGrmNewline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Str("\"), _
						pStr(DQ) _
					) ) _
				 ), id)
		
		result = pSeq(Array( _
					pSkip(pStr("\")), _
					foldl1(pChoice, List( _
						pStr("r"), _
						pStr("n"), _
						pStr("t"), _
						pStr("\"), _
						pStr(DQ) _
					) ) _
				 ), id)
		result = fixIndirection(pInd("escQ"), result)
	End If
	pGrmEscQ = result
End Function

Function pGrmGrammar()
	Static result As Object
	If isNull(result) Then
		result = pSeq(Array( _
					pSkip(pMany(pWhite)), _
					pGrmRule, _
					pSkip(pMany(pWhite)), _
					pMany( _
						pSeq(Array( _
							pSkip(pMany1(pGrmNewline)), _
							pGrmRule _
						), id) _
					) _
				 ), cons)
		result = fixIndirection(pInd("Grammar"), result)
	End If
	pGrmGrammar = resul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Newline)),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badQ As Object
		badQ = pSat( _
					ite(equ(DQ), _
						fstArg(False), _
						ite(equ("\"), _
							fstArg(False), _
							ite(equ(CR), _
								fstArg(False), _
								neq(LF) _
							) _
						) _
					) _
				)
		badQ.str = "[-" &amp; DQ &amp; "\r\n\t\\]"
		result = pSeq(Array( _
					pSkip(pStr(DQ)), _
					pBind(pMany1( _
						pChoice( _
							pGrmEscQ, _
							badQ _
						) _
					), compose(pReturn, foldl1(concat))), _
					pSkip(pStr(DQ)) _
				 ), id)
		result = fixIndirection(pInd("Terminal"), result)
	End If
	pGrmTerminal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newline()
	test_PrsGrammar_terminal()
	test_PrsGrammar_pGrmMult()

	' pGrmIdent, pGrmRuleName and pGrmNonterminal are essentially the same
	test_PrsGrammar_ident(pGrmIdent)
	test_PrsGrammar_ident(pGrmRuleName) 	'    RuleName ::= ident
	test_PrsGrammar_ident(pGrmNonterminal)	' Nonterminal ::= ident
End Function


Function test_PrsGrammar_newline()
	Dim p As Object, x As Object
	p = pGrmNewline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